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5.061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5_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5_0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AGOSTO 2025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1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5</text:p>
          </table:table-cell>
          <table:table-cell office:value-type="string" table:style-name="ce7">
            <text:p>El trabajo que realiza como (preg41),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6</text:p>
          </table:table-cell>
          <table:table-cell office:value-type="string" table:style-name="ce7">
            <text:p>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1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upm</text:p>
          </table:table-cell>
          <table:table-cell office:value-type="string" table:style-name="ce9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id_vivienda</text:p>
          </table:table-cell>
          <table:table-cell office:value-type="string" table:style-name="ce11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id_hogar</text:p>
          </table:table-cell>
          <table:table-cell office:value-type="string" table:style-name="ce11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id_persona</text:p>
          </table:table-cell>
          <table:table-cell office:value-type="string" table:style-name="ce11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eriodo</text:p>
          </table:table-cell>
          <table:table-cell office:value-type="string" table:style-name="ce11">
            <text:p>Periodo</text:p>
          </table:table-cell>
          <table:table-cell table:number-columns-repeated="16382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029</meta:generator>
    <meta:initial-creator>JP</meta:initial-creator>
    <dc:creator>INEC Mariuxi Tutin</dc:creator>
    <meta:creation-date>2020-12-02T16:57:00Z</meta:creation-date>
    <dc:date>2025-09-15T14:45:45Z</dc:date>
  </office:meta>
</office:document-meta>
</file>